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6f9b9" officeooo:paragraph-rsid="0016f9b9"/>
    </style:style>
    <style:style style:name="P2" style:family="paragraph" style:parent-style-name="Standard">
      <style:paragraph-properties fo:text-align="start" style:justify-single-word="false"/>
      <style:text-properties officeooo:rsid="0016f9b9" officeooo:paragraph-rsid="0016f9b9"/>
    </style:style>
    <style:style style:name="P3" style:family="paragraph" style:parent-style-name="Standard">
      <style:paragraph-properties fo:text-align="start" style:justify-single-word="false"/>
      <style:text-properties fo:color="#c9211e" loext:opacity="100%" officeooo:rsid="0016f9b9" officeooo:paragraph-rsid="0016f9b9"/>
    </style:style>
    <style:style style:name="P4" style:family="paragraph" style:parent-style-name="Standard">
      <style:paragraph-properties fo:text-align="start" style:justify-single-word="false"/>
      <style:text-properties fo:color="#c9211e" loext:opacity="100%" officeooo:rsid="0016f9b9" officeooo:paragraph-rsid="0016f9b9"/>
    </style:style>
    <style:style style:name="P5" style:family="paragraph" style:parent-style-name="Standard">
      <style:paragraph-properties fo:text-align="start" style:justify-single-word="false"/>
      <style:text-properties fo:color="#c9211e" loext:opacity="100%" officeooo:rsid="0018ae87" officeooo:paragraph-rsid="0018ae87"/>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HIER DES CHARGES DU CHATBOT JURIDIQUE</text:p>
      <text:p text:style-name="P1"/>
      <text:p text:style-name="P1"/>
      <text:p text:style-name="P2">1. Il va falloir faire <text:span text:style-name="T1">l’énumération de toutes les questions récurrente</text:span> dans le domaine juridique et rédiger leurs réponse. (Elodie va le faire), il <text:s/>faut aussi que l’on demande à tout le monde dans notre entourage la question qu’il pourra se poser en pensant à un problème en droit.</text:p>
      <text:p text:style-name="P2">Rédiger la charte des cookies.</text:p>
      <text:p text:style-name="P2"/>
      <text:p text:style-name="P2"/>
      <text:p text:style-name="P2">2. Choisir un langage de programmation pour le chatBOT (python ou node JS). Pour tester on va faire les 2.</text:p>
      <text:p text:style-name="P2"/>
      <text:p text:style-name="P2">3. Former le tchatbot (machine learning) et tester le chatbot.</text:p>
      <text:p text:style-name="P2"/>
      <text:p text:style-name="P2">4. Faire les maquettes pour afficher le style et la mise en forme du CHATBOT (IHM).</text:p>
      <text:p text:style-name="P2"/>
      <text:p text:style-name="P2">Il est important de recevoir les commentaires des utilisateurs et d'effectuer des ajustements continus pour améliorer l'expérience utilisateur et l'efficacité du chatbot dans la réponse aux questions juridiques.</text:p>
      <text:p text:style-name="P2"/>
      <text:p text:style-name="P2">CONCURRENCE : </text:p>
      <text:p text:style-name="P2"/>
      <text:p text:style-name="P2">Juribot :</text:p>
      <text:p text:style-name="P2"/>
      <text:p text:style-name="P2"><text:a xlink:type="simple" xlink:href="https://www.juribot.fr/?gclid=Cj0KCQjwwISlBhD6ARIsAESAmp7IXUfR11KhNbD_IL1GACqlQBKG_WJUavD504kGwkariofWhvL1WgEaAvsiEALw_wcB" text:style-name="Internet_20_link" text:visited-style-name="Visited_20_Internet_20_Link">https://www.juribot.fr/?gclid=Cj0KCQjwwISlBhD6ARIsAESAmp7IXUfR11KhNbD_IL1GACqlQBKG_WJUavD504kGwkariofWhvL1WgEaAvsiEALw_wcB</text:a> </text:p>
      <text:p text:style-name="P2"/>
      <text:p text:style-name="P2">Spellbook :</text:p>
      <text:p text:style-name="P2"/>
      <text:p text:style-name="P2"><text:a xlink:type="simple" xlink:href="https://www.spellbook.legal/chat-gpt-for-law?campaignid=19799056231&amp;adgroupid=155336693508&amp;keyword=legal%20ai%20chatbot&amp;device=c&amp;utm_term=legal%20ai%20chatbot&amp;utm_campaign=Spellbook+Campaign+%231&amp;utm_source=adwords&amp;utm_medium=ppc&amp;hsa_acc=6297073186&amp;hsa_cam=19799056231&amp;hsa_grp=155336693508&amp;hsa_ad=650811603118&amp;hsa_src=g&amp;hsa_tgt=kwd-932561896973&amp;hsa_kw=legal%20ai%20chatbot&amp;hsa_mt=b&amp;hsa_net=adwords&amp;hsa_ver=3&amp;gad=1&amp;gclid=Cj0KCQjwwISlBhD6ARIsAESAmp6f0k5dv8p3z2Rb4Qr52tHl8heFGTSWbFHCedqjxIw1_ZNqquvlHB4aAq3_EALw_wcB" text:style-name="Internet_20_link" text:visited-style-name="Visited_20_Internet_20_Link">https://www.spellbook.legal/chat-gpt-for-law?campaignid=19799056231&amp;adgroupid=155336693508&amp;keyword=legal%20ai%20chatbot&amp;device=c&amp;utm_term=legal%20ai%20chatbot&amp;utm_campaign=Spellbook+Campaign+%231&amp;utm_source=adwords&amp;utm_medium=ppc&amp;hsa_acc=6297073186&amp;hsa_cam=19799056231&amp;hsa_grp=155336693508&amp;hsa_ad=650811603118&amp;hsa_src=g&amp;hsa_tgt=kwd-932561896973&amp;hsa_kw=legal%20ai%20chatbot&amp;hsa_mt=b&amp;hsa_net=adwords&amp;hsa_ver=3&amp;gad=1&amp;gclid=Cj0KCQjwwISlBhD6ARIsAESAmp6f0k5dv8p3z2Rb4Qr52tHl8heFGTSWbFHCedqjxIw1_ZNqquvlHB4aAq3_EALw_wcB</text:a></text:p>
      <text:p text:style-name="P2"/>
      <text:p text:style-name="P2"/>
      <text:p text:style-name="P2">hubspot.fr :<text:line-break/><text:line-break/><text:a xlink:type="simple" xlink:href="https://www.hubspot.fr/products/crm/chatbot-builder?utm_id=662677599523&amp;utm_term=crm_outil%20chatbot_FR&amp;utm_campaign=CRM_Portals_FR_EMEA_FRANCE_Chatbot-NonBrand-NF_b_c_campaignid20285480569_agid145562873010_google&amp;utm_source=google&amp;utm_medium=paid&amp;utm_content=&amp;hsa_acc=9694350438&amp;hsa_cam=20285480569&amp;hsa_grp=145562873010&amp;hsa_ad=662677599523&amp;hsa_src=g&amp;hsa_tgt=kwd-425784198630&amp;hsa_kw=outil%20chatbot&amp;hsa_mt=b&amp;hsa_net=adwords&amp;hsa_ver=3&amp;gad=1&amp;gclid=Cj0KCQjwwISlBhD6ARIsAESAmp4qquF4keF1jENFXclcGwWxQ3TiTwljFJtYvd397yItfKyDdOsbj9caAvmSEALw_wcB" text:style-name="Internet_20_link" text:visited-style-name="Visited_20_Internet_20_Link">https://www.hubspot.fr/products/crm/chatbot-builder?utm_id=662677599523&amp;utm_term=crm_outil%20chatbot_FR&amp;utm_campaign=CRM_Portals_FR_EMEA_FRANCE_Chatbot-NonBrand-NF_b_c_campaignid20285480569_agid145562873010_google&amp;utm_source=google&amp;utm_medium=paid&amp;utm_content=&amp;hsa_acc=9694350438&amp;hsa_cam=20285480569&amp;hsa_grp=145562873010&amp;hsa_ad=662677599523&amp;hsa_src=g&amp;hsa_tgt=kwd-425784198630&amp;hsa_kw=outil%20chatbot&amp;hsa_mt=b&amp;hsa_net=adwords&amp;hsa_ver=3&amp;gad=1&amp;gclid=Cj0KCQjwwISlBhD6ARIsAESAmp4qquF4keF1jENFXclcGwWxQ3TiTwljFJtYvd397yItfKyDdOsbj9caAvmSEALw_wcB</text:a></text:p>
      <text:p text:style-name="P2"/>
      <text:p text:style-name="P2"/>
      <text:p text:style-name="P2"><text:soft-page-break/>A retenir : </text:p>
      <text:p text:style-name="P2"/>
      <text:p text:style-name="P2">Ces sites sont trop surchargé d’information appart Juribot qui est assez ergonomique mais on peut faire plus simple. Ils sont pour la plupart en anglais ce qui peut nous démarquer si l’on veut seulement être en France.</text:p>
      <text:p text:style-name="P2"/>
      <text:p text:style-name="P2"/>
      <text:p text:style-name="P2"/>
      <text:p text:style-name="P2">Comment nous démarquez et faire de l’argent ?</text:p>
      <text:p text:style-name="P2"/>
      <text:p text:style-name="P2">Mettre une version Payante à 2€ le mois pour l’instant sans pub, avec un nombre infinie de réponse de question voir la réponse de quelqu’un plus précis que le chatbot etc.</text:p>
      <text:p text:style-name="P2"/>
      <text:p text:style-name="P2">OU être en open source <text:s/>et faire de la collaboration avec des gens qualifié pour répondre à des questions en plus du tchatbot, site gratuit mais avec des pubs discrète quand même.</text:p>
      <text:p text:style-name="P2"/>
      <text:p text:style-name="P2">Mon avis ?<text:line-break/><text:line-break/>Faire quelque chose d’open source est bien plus gratifiant et attirant en premier instant, je pense même si dans un premier temps on ne gagne très peu ou rien cela est plus convaincant de commencer comme ça pour se faire connaître.</text:p>
      <text:p text:style-name="P2"/>
      <text:p text:style-name="P2">Qu’est ce qu’il nous faut :</text:p>
      <text:p text:style-name="P2"/>
      <text:p text:style-name="P2">un LOGO, pour la page principale le CHATBOT au milieu rien d’autre, une navbar avec le LOGO, un bouton « nous rejoindre » et un « se connecter » si l’on a déjà un compte, nous contacter et un petit logo maison pour la page principale, le but PREMIER ET d’avoir le moins d’éléments sur la page principale.</text:p>
      <text:p text:style-name="P2"/>
      <text:p text:style-name="P2">- Partie « nous rejoindre » qui explique pourquoi nous rejoindre et les avantages…</text:p>
      <text:p text:style-name="P2"/>
      <text:p text:style-name="P3">1. BD <text:s/>(must have)</text:p>
      <text:p text:style-name="P3">2. COOKIES (must have)</text:p>
      <text:p text:style-name="P3">3. CHATBOT (must have)</text:p>
      <text:p text:style-name="P3">4. IDENTIFICATION (must have)</text:p>
      <text:p text:style-name="P3">5. DES ANIMATIONS JS (should have)</text:p>
      <text:p text:style-name="P3">6. CHAT TEMPS REEL Avec le professionnel relié au téléphone d’ELODIE pour qu’elle sache qu’elle a reçu un message (Could have or won’t have).</text:p>
      <text:p text:style-name="P5">7. nombre de visiteurs au total sur le site (could hav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3T04:48:32.322000000</meta:creation-date>
    <dc:date>2023-07-03T16:48:07.254000000</dc:date>
    <meta:editing-duration>PT5H21M34S</meta:editing-duration>
    <meta:editing-cycles>2</meta:editing-cycles>
    <meta:generator>LibreOffice/7.4.3.2$Windows_X86_64 LibreOffice_project/1048a8393ae2eeec98dff31b5c133c5f1d08b890</meta:generator>
    <meta:document-statistic meta:table-count="0" meta:image-count="0" meta:object-count="0" meta:page-count="2" meta:paragraph-count="29" meta:word-count="435" meta:character-count="3638" meta:non-whitespace-character-count="3224"/>
  </office:meta>
</office:document-meta>
</file>